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190F34B61DC.png" manifest:media-type="image/png"/>
  <manifest:file-entry manifest:full-path="Pictures/1000000100000280000001E0013554CD.png" manifest:media-type="image/png"/>
  <manifest:file-entry manifest:full-path="Pictures/1000000100000280000001E051E98152.png" manifest:media-type="image/png"/>
  <manifest:file-entry manifest:full-path="Pictures/10000001000007D000000190F055DFF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itanic</text:p>
          </draw:text-box>
        </draw:frame>
        <draw:frame draw:style-name="gr1" draw:text-style-name="P1" draw:layer="layout" svg:width="25.199cm" svg:height="5.039cm" svg:x="1.399cm" svg:y="5.732cm" presentation:class="graphic">
          <draw:image xlink:href="Pictures/10000001000007D000000190F055DFFA.png" xlink:type="simple" xlink:show="embed" xlink:actuate="onLoad" draw:mime-type="image/png">
            <text:p/>
          </draw:image>
        </draw:frame>
        <draw:frame draw:style-name="gr2" draw:text-style-name="P2" draw:layer="layout" svg:width="6.35cm" svg:height="3.095cm" svg:x="5.08cm" svg:y="10.771cm">
          <draw:text-box>
            <text:p text:style-name="P1">Variables are categorical<text:line-break/>Alternatively : barplots</text:p>
          </draw:text-box>
        </draw:frame>
        <draw:frame draw:style-name="gr2" draw:text-style-name="P2" draw:layer="layout" svg:width="6.35cm" svg:height="3.095cm" svg:x="13.335cm" svg:y="11.13cm">
          <draw:text-box>
            <text:p text:style-name="P1">Variables are numerical and categorical (use hue)</text:p>
          </draw:text-box>
        </draw:frame>
        <draw:frame draw:style-name="gr2" draw:text-style-name="P2" draw:layer="layout" svg:width="6.35cm" svg:height="1.905cm" svg:x="19.05cm" svg:y="4.445cm">
          <draw:text-box>
            <text:p text:style-name="P1">No correlatio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Q4 (more)</text:p>
          </draw:text-box>
        </draw:frame>
        <draw:frame draw:style-name="gr1" draw:text-style-name="P1" draw:layer="layout" svg:width="12.179cm" svg:height="9.134cm" svg:x="1.458cm" svg:y="3.685cm" presentation:class="graphic">
          <draw:image xlink:href="Pictures/1000000100000280000001E051E98152.png" xlink:type="simple" xlink:show="embed" xlink:actuate="onLoad" draw:mime-type="image/png">
            <text:p/>
          </draw:image>
        </draw:frame>
        <draw:frame draw:style-name="gr1" draw:text-style-name="P1" draw:layer="layout" svg:width="12.179cm" svg:height="9.134cm" svg:x="14.371cm" svg:y="3.685cm" presentation:class="graphic">
          <draw:image xlink:href="Pictures/1000000100000280000001E0013554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Energy</text:p>
          </draw:text-box>
        </draw:frame>
        <draw:frame draw:style-name="gr1" draw:text-style-name="P1" draw:layer="layout" svg:width="25.199cm" svg:height="5.039cm" svg:x="1.399cm" svg:y="5.732cm" presentation:class="graphic" presentation:user-transformed="true">
          <draw:image xlink:href="Pictures/10000001000007D000000190F34B61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2:41:26.823857450</meta:creation-date>
    <dc:date>2024-08-27T13:59:00.702691513</dc:date>
    <meta:editing-duration>PT11M46S</meta:editing-duration>
    <meta:editing-cycles>2</meta:editing-cycles>
    <meta:generator>LibreOffice/24.2.5.2$Linux_X86_64 LibreOffice_project/420$Build-2</meta:generator>
    <meta:document-statistic meta:object-count="37"/>
  </office:meta>
</office:document-meta>
</file>